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times new roman" svg:font-family="'times new roman'" style:font-family-generic="roman"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1f38c3" fo:hyphenate="false" fo:hyphenation-remain-char-count="2" fo:hyphenation-push-char-count="2"/>
    </style:style>
    <style:style style:name="P3"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233da5" fo:hyphenate="false" fo:hyphenation-remain-char-count="2" fo:hyphenation-push-char-count="2"/>
    </style:style>
    <style:style style:name="P4"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officeooo:paragraph-rsid="0024e37a" fo:hyphenate="false" fo:hyphenation-remain-char-count="2" fo:hyphenation-push-char-count="2"/>
    </style:style>
    <style:style style:name="P5"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hyphenate="false" fo:hyphenation-remain-char-count="2" fo:hyphenation-push-char-count="2"/>
    </style:style>
    <style:style style:name="P6"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7"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officeooo:rsid="00233da5" officeooo:paragraph-rsid="0024e37a" style:font-size-asian="12pt" style:font-style-asian="normal" style:font-weight-asian="normal" style:font-size-complex="12pt" style:font-style-complex="normal" style:font-weight-complex="normal" fo:hyphenate="false" fo:hyphenation-remain-char-count="2" fo:hyphenation-push-char-count="2"/>
    </style:style>
    <style:style style:name="P8" style:family="paragraph" style:parent-style-name="Standard">
      <style:paragraph-properties fo:margin-top="0cm" fo:margin-bottom="0.282cm" loext:contextual-spacing="false" fo:line-height="150%" fo:text-align="justify" style:justify-single-word="false" fo:orphans="2" fo:widows="2" fo:hyphenation-ladder-count="no-limit" style:writing-mode="lr-tb"/>
      <style:text-properties fo:color="#000000" style:text-line-through-style="none" style:text-line-through-type="none" style:text-position="0% 100%" style:font-name="serif" fo:font-size="12pt" fo:language="en" fo:country="US" fo:font-style="normal" fo:font-weight="normal" style:font-size-asian="12pt" style:font-style-asian="normal" style:font-weight-asian="normal" style:font-name-complex="AdvP7B6C" style:font-size-complex="12pt" style:font-style-complex="normal" style:font-weight-complex="normal" text:display="true" fo:hyphenate="false" fo:hyphenation-remain-char-count="2" fo:hyphenation-push-char-count="2"/>
    </style:style>
    <style:style style:name="P9"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0"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fo:hyphenate="false" fo:hyphenation-remain-char-count="2" fo:hyphenation-push-char-count="2"/>
    </style:style>
    <style:style style:name="P11"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font-name="times new roman" fo:font-size="12pt" fo:language="en" fo:country="US" fo:font-style="normal" style:font-size-asian="12pt" style:font-style-asian="normal" style:font-size-complex="12pt" style:font-style-complex="normal" fo:hyphenate="false" fo:hyphenation-remain-char-count="2" fo:hyphenation-push-char-count="2"/>
    </style:style>
    <style:style style:name="P12" style:family="paragraph" style:parent-style-name="Standard">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writing-mode="lr-tb"/>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3" style:family="paragraph" style:parent-style-name="Standard">
      <style:paragraph-properties fo:margin-left="1.27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fo:hyphenate="false" fo:hyphenation-remain-char-count="2" fo:hyphenation-push-char-count="2"/>
    </style:style>
    <style:style style:name="P14" style:family="paragraph" style:parent-style-name="Standard">
      <style:paragraph-properties fo:margin-left="1.27cm" fo:margin-right="0cm" fo:margin-top="0cm" fo:margin-bottom="0.282cm" loext: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5" style:family="paragraph" style:parent-style-name="Standard" style:master-page-name="Standard">
      <style:paragraph-properties fo:margin-top="0cm" fo:margin-bottom="0.282cm" loext:contextual-spacing="false" fo:line-height="150%" fo:text-align="justify" style:justify-single-word="false" fo:orphans="2" fo:widows="2" fo:hyphenation-ladder-count="no-limit" style:page-number="auto" style:writing-mode="lr-tb"/>
      <style:text-properties fo:hyphenate="false" fo:hyphenation-remain-char-count="2" fo:hyphenation-push-char-count="2"/>
    </style:style>
    <style:style style:name="P16"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background-color="#ffff00" style:font-size-asian="12pt" style:font-style-asian="normal" style:font-size-complex="12pt" style:font-style-complex="normal" fo:hyphenate="false" fo:hyphenation-remain-char-count="2" fo:hyphenation-push-char-count="2"/>
    </style:style>
    <style:style style:name="P17"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fo:background-color="#ffff00" style:font-size-asian="12pt" style:font-style-asian="normal" style:font-weight-asian="normal" style:font-size-complex="12pt" style:font-style-complex="normal" style:font-weight-complex="normal" fo:hyphenate="false" fo:hyphenation-remain-char-count="2" fo:hyphenation-push-char-count="2"/>
    </style:style>
    <style:style style:name="P18" style:family="paragraph" style:parent-style-name="Standard" style:list-style-name="WWNum4">
      <style:paragraph-properties fo:margin-top="0cm" fo:margin-bottom="0.282cm" loext:contextual-spacing="false" fo:line-height="150%" fo:text-align="justify" style:justify-single-word="false" fo:orphans="2" fo:widows="2" fo:hyphenation-ladder-count="no-limit" style:writing-mode="lr-tb"/>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9" style:family="paragraph" style:parent-style-name="Standard" style:list-style-name="WWNum2">
      <style:paragraph-properties fo:margin-top="0cm" fo:margin-bottom="0.282cm" loext:contextual-spacing="false" fo:line-height="150%" fo:text-align="justify" style:justify-single-word="false" fo:orphans="2" fo:widows="2" fo:hyphenation-ladder-count="no-limit" style:writing-mode="lr-tb"/>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fo:hyphenate="false" fo:hyphenation-remain-char-count="2" fo:hyphenation-push-char-count="2"/>
    </style:style>
    <style:style style:name="P20" style:family="paragraph" style:parent-style-name="Standard" style:list-style-name="WWNum2">
      <style:paragraph-properties fo:margin-top="0cm" fo:margin-bottom="0.282cm" loext:contextual-spacing="false" fo:line-height="150%" fo:text-align="justify" style:justify-single-word="false" fo:orphans="2" fo:widows="2" fo:hyphenation-ladder-count="no-limit" style:writing-mode="lr-tb"/>
      <style:text-properties fo:hyphenate="false" fo:hyphenation-remain-char-count="2" fo:hyphenation-push-char-count="2"/>
    </style:style>
    <style:style style:name="P21" style:family="paragraph" style:parent-style-name="Standard" style:list-style-name="WWNum4">
      <style:paragraph-properties fo:line-height="150%" fo:text-align="justify" style:justify-single-word="false"/>
      <style:text-properties style:font-name="times new roman" fo:font-size="12pt" fo:language="en" fo:country="US" style:font-size-asian="12pt" style:font-size-complex="12pt"/>
    </style:style>
    <style:style style:name="P22" style:family="paragraph" style:parent-style-name="Standard" style:list-style-name="WWNum4">
      <style:paragraph-properties fo:line-height="150%" fo:text-align="justify" style:justify-single-word="false"/>
      <style:text-properties style:font-name="times new roman" fo:font-size="12pt" fo:language="en" fo:country="US" fo:font-style="normal" style:font-size-asian="12pt" style:font-style-asian="normal" style:font-size-complex="12pt" style:font-style-complex="normal"/>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margin-top="0cm" fo:margin-bottom="0.282cm" fo:line-height="150%" fo:text-align="justify"/>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2" style:family="text">
      <style:text-properties style:font-name="times new roman" fo:font-size="12pt" fo:language="en" fo:country="US" fo:font-style="italic" style:font-size-asian="12pt" style:font-style-asian="italic" style:font-size-complex="12pt" style:font-style-complex="italic"/>
    </style:style>
    <style:style style:name="T3"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US" fo:font-style="normal" fo:font-weight="normal" officeooo:rsid="001df318"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US" fo:font-style="normal" fo:font-weight="normal" officeooo:rsid="001f38c3" style:font-size-asian="12pt" style:font-style-asian="normal" style:font-weight-asian="normal" style:font-size-complex="12pt" style:font-style-complex="normal" style:font-weight-complex="normal"/>
    </style:style>
    <style:style style:name="T6" style:family="text">
      <style:text-properties style:font-name="times new roman" fo:font-size="12pt" fo:language="en" fo:country="US" fo:font-style="normal" fo:font-weight="normal" officeooo:rsid="00207607" style:font-size-asian="12pt" style:font-style-asian="normal" style:font-weight-asian="normal" style:font-size-complex="12pt" style:font-style-complex="normal" style:font-weight-complex="normal"/>
    </style:style>
    <style:style style:name="T7" style:family="text">
      <style:text-properties style:font-name="times new roman" fo:font-size="12pt" fo:language="en" fo:country="US" fo:font-style="normal" fo:font-weight="normal" officeooo:rsid="00216a06"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style="normal" fo:font-weight="normal" officeooo:rsid="002184f2"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n" fo:country="US" fo:font-style="normal" fo:font-weight="normal" officeooo:rsid="0021db08"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n" fo:country="US" fo:font-style="normal" fo:font-weight="normal" officeooo:rsid="0022bec0" style:font-size-asian="12pt" style:font-style-asian="normal" style:font-weight-asian="normal" style:font-size-complex="12pt" style:font-style-complex="normal" style:font-weight-complex="normal"/>
    </style:style>
    <style:style style:name="T11" style:family="text">
      <style:text-properties style:font-name="times new roman" fo:font-size="12pt" fo:language="en" fo:country="US" fo:font-style="normal" fo:font-weight="normal" officeooo:rsid="0022e3b5"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n" fo:country="US" fo:font-style="normal" fo:font-weight="normal" officeooo:rsid="00233da5" style:font-size-asian="12pt" style:font-style-asian="normal" style:font-weight-asian="normal" style:font-size-complex="12pt" style:font-style-complex="normal" style:font-weight-complex="normal"/>
    </style:style>
    <style:style style:name="T13" style:family="text">
      <style:text-properties style:font-name="times new roman"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14" style:family="text">
      <style:text-properties style:font-name="times new roman" fo:font-size="12pt" fo:language="en" fo:country="US" fo:font-style="normal" fo:font-weight="normal" officeooo:rsid="00271dd2" style:font-size-asian="12pt" style:font-style-asian="normal" style:font-weight-asian="normal" style:font-size-complex="12pt" style:font-style-complex="normal" style:font-weight-complex="normal"/>
    </style:style>
    <style:style style:name="T15" style:family="text">
      <style:text-properties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16" style:family="text">
      <style:text-properties style:font-name="times new roman" fo:font-size="12pt" fo:language="en" fo:country="US" fo:font-style="normal" fo:font-weight="normal" officeooo:rsid="002d71f9" style:font-size-asian="12pt" style:font-style-asian="normal" style:font-weight-asian="normal" style:font-size-complex="12pt" style:font-style-complex="normal" style:font-weight-complex="normal"/>
    </style:style>
    <style:style style:name="T17" style:family="text">
      <style:text-properties style:font-name="times new roman" fo:font-size="12pt" fo:language="en" fo:country="US" fo:font-style="normal" style:font-size-asian="12pt" style:font-style-asian="normal" style:font-size-complex="12pt" style:font-style-complex="normal"/>
    </style:style>
    <style:style style:name="T18" style:family="text">
      <style:text-properties style:font-name="times new roman" fo:font-size="12pt" fo:language="en" fo:country="US" fo:font-style="normal" officeooo:rsid="002e4578" style:font-size-asian="12pt" style:font-style-asian="normal" style:font-size-complex="12pt" style:font-style-complex="normal"/>
    </style:style>
    <style:style style:name="T19" style:family="text">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20" style:family="text">
      <style:text-properties style:text-position="0% 100%" style:font-name="times new roman" fo:font-size="12pt" fo:language="en" fo:country="US" fo:font-style="normal" fo:font-weight="normal" officeooo:rsid="0024e37a" style:font-size-asian="12pt" style:font-style-asian="normal" style:font-weight-asian="normal" style:font-size-complex="12pt" style:font-style-complex="normal" style:font-weight-complex="normal"/>
    </style:style>
    <style:style style:name="T21" style:family="text">
      <style:text-properties style:text-position="0% 100%" style:font-name="times new roman" fo:font-size="12pt" fo:language="en" fo:country="US" fo:font-style="normal" fo:font-weight="normal" officeooo:rsid="00295e29" style:font-size-asian="12pt" style:font-style-asian="normal" style:font-weight-asian="normal" style:font-size-complex="12pt" style:font-style-complex="normal" style:font-weight-complex="normal"/>
    </style:style>
    <style:style style:name="T22" style:family="text">
      <style:text-properties style:text-position="0% 100%" style:font-name="times new roman" fo:font-size="12pt" fo:language="en" fo:country="US" fo:font-style="normal" fo:font-weight="normal" fo:background-color="#008080" loext:char-shading-value="0" style:font-size-asian="12pt" style:font-style-asian="normal" style:font-weight-asian="normal" style:font-size-complex="12pt" style:font-style-complex="normal" style:font-weight-complex="normal"/>
    </style:style>
    <style:style style:name="T23" style:family="text">
      <style:text-properties style:text-position="0% 100%" style:font-name="times new roman" fo:font-size="12pt" fo:language="en" fo:country="US" fo:font-style="normal" style:font-size-asian="12pt" style:font-style-asian="normal" style:font-size-complex="12pt" style:font-style-complex="normal"/>
    </style:style>
    <style:style style:name="T24" style:family="text">
      <style:text-properties style:text-position="0% 100%" fo:font-size="12pt" style:font-size-asian="12pt"/>
    </style:style>
    <style:style style:name="T25" style:family="text">
      <style:text-properties fo:color="#000000" style:text-outline="false" style:text-line-through-style="none" style:text-line-through-type="none" style:font-name="Times New Roman"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26" style:family="text">
      <style:text-properties fo:color="#000000" style:text-outline="false" style:text-line-through-style="none" style:text-line-through-type="none" style:font-name="Times New Roman" fo:font-size="12pt" fo:letter-spacing="normal" fo:language="en" fo:country="US" fo:font-style="normal" fo:text-shadow="none" style:text-underline-style="none" fo:font-weight="normal" officeooo:rsid="002184f2" style:letter-kerning="true" style:font-size-asian="12pt" style:font-style-asian="normal" style:font-weight-asian="normal" style:font-size-complex="12pt" style:font-style-complex="normal" style:font-weight-complex="normal" style:text-emphasize="none"/>
    </style:style>
    <style:style style:name="T27" style:family="text">
      <style:text-properties fo:color="#000000" style:text-outline="false" style:text-line-through-style="none" style:text-line-through-type="none" style:font-name="Times New Roman"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28"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style>
    <style:style style:name="T29"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1db08" style:letter-kerning="true" style:font-size-asian="12pt" style:font-style-asian="normal" style:font-weight-asian="normal" style:font-size-complex="12pt" style:font-style-complex="normal" style:font-weight-complex="normal" style:text-emphasize="none"/>
    </style:style>
    <style:style style:name="T30" style:family="text">
      <style:text-properties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7703c" style:letter-kerning="true" style:font-size-asian="12pt" style:font-style-asian="normal" style:font-weight-asian="normal" style:font-size-complex="12pt" style:font-style-complex="normal" style:font-weight-complex="normal" style:text-emphasize="none"/>
    </style:style>
    <style:style style:name="T31" style:family="text">
      <style:text-properties fo:color="#000000"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text-position="0% 100%" style:font-name="times new roman" fo:font-size="12pt" fo:language="en" fo:country="US" fo:font-style="normal" fo:font-weight="normal" style:font-size-asian="12pt" style:font-style-asian="normal" style:font-weight-asian="normal" style:font-name-complex="AdvP7B6C" style:font-size-complex="12pt" style:font-style-complex="normal" style:font-weight-complex="normal" text:display="true"/>
    </style:style>
    <style:style style:name="T33" style:family="text">
      <style:text-properties fo:language="en" fo:country="US"/>
    </style:style>
    <style:style style:name="T34" style:family="text">
      <style:text-properties fo:color="#00000a" style:text-outline="false" style:text-line-through-style="none" style:text-line-through-type="none" fo:font-size="10pt" fo:letter-spacing="normal" fo:font-style="normal" fo:text-shadow="none" style:text-underline-style="none" fo:font-weight="normal" style:letter-kerning="true" style:font-size-asian="10pt" style:font-style-asian="normal" style:font-weight-asian="normal" style:text-emphasize="none"/>
    </style:style>
    <style:style style:name="T35" style:family="text">
      <style:text-properties officeooo:rsid="00233da5"/>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WenQuanYi Micro Hei"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4.2. </text:span><office:annotation office:name="__Annotation__4163_2063053890"><dc:creator>Bianca Rius</dc:creator><dc:date>2019-07-17T08:57:47.505206003</dc:date><loext:sender-initials>BR</loext:sender-initials><text:p text:style-name="P23"><text:span text:style-name="T36">Artigo muito bom sobre drought : Bonal et al 2016</text:span></text:p></office:annotation><text:span text:style-name="T1">What is th</text:span><text:span text:style-name="T1"><office:annotation><dc:creator>Bianca Rius</dc:creator><dc:date>2019-07-17T11:15:03.502140253</dc:date><loext:sender-initials>BR</loext:sender-initials><text:p text:style-name="P23"><text:span text:style-name="T36">It would be also important include a compartment representing nonstructural carbohydrate stores, since studies show that it is critical to the survival of a tree in a drought scenario or seasonality in preciptiation (eg. Doughty et al 2014)</text:span></text:p></office:annotation></text:span><text:span text:style-name="T1">e effect of re</text:span><office:annotation-end office:name="__Annotation__4163_2063053890"/><text:span text:style-name="T1">duced precipitation</text:span><text:span text:style-name="T1"><office:annotation><dc:creator>Bianca Rius</dc:creator><dc:date>2019-07-17T10:32:31.094997406</dc:date><loext:sender-initials>BR</loext:sender-initials><text:p text:style-name="P23"><text:span text:style-name="T36">Discussão sobre CUE</text:span></text:p></office:annotation></text:span><text:span text:style-name="T1"> on biogeochemical cycles for PFT and trait-based versions? Does the approach c</text:span><text:span text:style-name="T1"><office:annotation><dc:creator>Bianca Rius</dc:creator><dc:date>2019-07-04T15:17:04</dc:date><loext:sender-initials>BR</loext:sender-initials><text:p><text:span text:style-name="T38">Reducing plant trait diversity to two discrete tree types (PFT1</text:span></text:p><text:p><text:span text:style-name="T38">and PFT2, Methods), in contrast, disabled a gradual shift of plant traits, preventing better suited trait combinations from becoming established (Supplementary Figs 7 and 8).</text:span></text:p></office:annotation></text:span><text:span text:style-name="T1">ha</text:span><text:span text:style-name="T1"><office:annotation><dc:creator>Bianca Rius</dc:creator><dc:date>2019-06-27T17:14:57</dc:date><loext:sender-initials>BR</loext:sender-initials><text:p><text:span text:style-name="T38">In those rare cases, one PFT of the low-diversity model was by chance well-suited to post-impact climate, showing a higher performance than a diverse forest (Supplementary Discussion 1). Sakschewski et al 2016</text:span></text:p></office:annotation></text:span><text:span text:style-name="T1">nges the result/matters</text:span><text:bookmark text:name="__DdeLink__727_3656280037"/><text:span text:style-name="T1">?</text:span></text:p>
      <text:p text:style-name="P1"><text:span text:style-name="T3">It has been argured that a PFT approach is not the best way to represent carbon cycle and its responses to climate change due to its limited representation on functional diversity </text:span><text:bookmark-start text:name="__UnoMark__8082_3577122105"/><text:span text:style-name="T19">(VAN BODEGOM; DOUMA; VERHEIJEN, 2014; VERHEIJEN et al., 2015; YANG et al., 2015)</text:span><text:bookmark-end text:name="__UnoMark__8082_3577122105"/><text:span text:style-name="T3">⁠. Besides, it is widely accepted that a more diverse ecosystem, including diversity in terms of functionality, is less sensible to the environmental change adverse effects, especially because it present a more diverse response to the changes and would, in theory, be able to recover from a disturbance through, for example, change on functional composition and structure that would compensate the possible loss of species and/or strategies (REFERENCIA).</text:span></text:p>
      <text:p text:style-name="P2"><text:span text:style-name="T3">As expected we observed a </text:span><text:span text:style-name="T7">generalized</text:span><text:span text:style-name="T3"> expressive reduction in carbon stock for both </text:span><text:span text:style-name="T4">CAETÊ </text:span><text:span text:style-name="T3">versions given the degree of reduction on precipitation </text:span><text:span text:style-name="T7">(Fig. XXX)</text:span><text:span text:style-name="T3">. The </text:span><text:span text:style-name="T4">decrase </text:span><text:span text:style-name="T7">on </text:span><text:span text:style-name="T4">Amazon</text:span><text:span text:style-name="T3"> biomass due to reduced precipitation is in agreement with experimental </text:span><text:bookmark-start text:name="__UnoMark__8086_3577122105"/><text:span text:style-name="T19">(DA COSTA et al., 2010; NEPSTAD et al., 2007)</text:span><text:bookmark-end text:name="__UnoMark__8086_3577122105"/><text:span text:style-name="T3">⁠, observational </text:span><text:bookmark-start text:name="__UnoMark__8090_3577122105"/><text:bookmark-start text:name="__UnoMark__8124_3577122105"/><text:span text:style-name="T19">(BRIENEN et al., 2015; ENQUIST; ENQUIST, 2011; PHILLIPS et al., 2009, 2010)</text:span><text:bookmark-end text:name="__UnoMark__8090_3577122105"/><text:bookmark-end text:name="__UnoMark__8124_3577122105"/><text:span text:style-name="T3">⁠ and modelling studies </text:span><text:reference-mark-start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DorTAcyw6G"/><text:span text:style-name="T3">(LAPOLA; OYAMA; NOBRE, 2009; POWELL et al., 2013; RAMMIG et al., 2010)</text:span><text:bookmark-start text:name="__UnoMark__8100_3577122105"/><text:reference-mark-end text:name="ADDIN CSL_CITATION {&quot;citationItems&quot;: [{&quot;id&quot;: &quot;ITEM-1&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1&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3&quot;, &quot;issue&quot;: &quot;3&quot;, &quot;issued&quot;: {&quot;date-parts&quot;: [[&quot;2009&quot;]]}, &quot;page&quot;: &quot;1-22&quot;, &quot;title&quot;: &quot;Exploring the range of climate biome projections for tropical South America: The role of CO2 fertilization and seasonality&quot;, &quot;type&quot;: &quot;article-journal&quot;, &quot;volume&quot;: &quot;23&quot;}, &quot;uris&quot;: [&quot;http://www.mendeley.com/documents/?uuid=90c53b8c-f487-417f-bfc7-383d31c5a8fb&quot;]}], &quot;mendeley&quot;: {&quot;formattedCitation&quot;: &quot;(LAPOLA; OYAMA; NOBRE, 2009; POWELL et al., 2013; RAMMIG et al., 2010)&quot;, &quot;plainTextFormattedCitation&quot;: &quot;(LAPOLA; OYAMA; NOBRE, 2009; POWELL et al., 2013; RAMMIG et al., 2010)&quot;, &quot;previouslyFormattedCitation&quot;: &quot;(LAPOLA; OYAMA; NOBRE, 2009; POWELL et al., 2013; RAMMIG et al., 2010)&quot;}, &quot;properties&quot;: {&quot;noteIndex&quot;: 0}, &quot;schema&quot;: &quot;https://github.com/citation-style-language/schema/raw/master/csl-citation.json&quot;} RNDDorTAcyw6G"/><text:span text:style-name="T19">⁠</text:span><text:bookmark-end text:name="__UnoMark__8100_3577122105"/><text:span text:style-name="T3">⁠. In our model, </text:span><text:span text:style-name="T4">for both versions, t</text:span><text:span text:style-name="T3">his reduction is a result of the increased soil moisture stress that reduces the photosynthetic rates (see Equation XX and section XXX) and the net primary productivity, it means that the carbon avaiable to be invested in the plant compartments is globally reduced. <text:s/>However, some studies have being clai</text:span><text:span text:style-name="T4">m</text:span><text:span text:style-name="T3">ed that the decrease in biomass due to drought is not necessarely linked to a decrease in carbon availability, but much more related to hydraulic failure </text:span><text:span text:style-name="T5">such as embolism </text:span><text:span text:style-name="T6">and cavitation</text:span><text:span text:style-name="T3"> </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CnrKEnSGAV"/><text:span text:style-name="T19">(DOUGHTY et al., 2015; ELLER et al., 2018; PHILLIPS et al., 2010; ROWLAND et al., 2015)</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DOI&quot;: &quot;10.1038/nature14213&quot;, &quot;ISBN&quot;: &quot;doi:10.1038/nature14213&quot;, &quot;ISSN&quot;: &quot;0028-0836&quot;, &quot;PMID&quot;: &quot;25739631&quot;, &quot;abstract&quot;: &quot;Nature 519, 78 (2015). doi:10.1038/nature14213&quot;, &quot;author&quot;: [{&quot;dropping-particle&quot;: &quot;&quot;, &quot;family&quot;: &quot;Doughty&quot;, &quot;given&quot;: &quot;Christopher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Girardin&quot;, &quot;given&quot;: &quot;C A J&quot;, &quot;non-dropping-particle&quot;: &quot;&quot;, &quot;parse-names&quot;: false, &quot;suffix&quot;: &quot;&quot;}, {&quot;dropping-particle&quot;: &quot;&quot;, &quot;family&quot;: &quot;Am\u00e9zquita&quot;, &quot;given&quot;: &quot;F Farf\u00e1n&quot;, &quot;non-dropping-particle&quot;: &quot;&quot;, &quot;parse-names&quot;: false, &quot;suffix&quot;: &quot;&quot;}, {&quot;dropping-particle&quot;: &quot;&quot;, &quot;family&quot;: &quot;Cabrera&quot;, &quot;given&quot;: &quot;D Galiano&quot;, &quot;non-dropping-particle&quot;: &quot;&quot;, &quot;parse-names&quot;: false, &quot;suffix&quot;: &quot;&quot;}, {&quot;dropping-particle&quot;: &quot;&quot;, &quot;family&quot;: &quot;Huasco&quot;, &quot;given&quot;: &quot;W Huaraca&quot;, &quot;non-dropping-particle&quot;: &quot;&quot;, &quot;parse-names&quot;: false, &quot;suffix&quot;: &quot;&quot;}, {&quot;dropping-particle&quot;: &quot;&quot;, &quot;family&quot;: &quot;Silva-Espejo&quot;, &quot;given&quot;: &quot;J E&quot;, &quot;non-dropping-particle&quot;: &quot;&quot;, &quot;parse-names&quot;: false, &quot;suffix&quot;: &quot;&quot;}, {&quot;dropping-particle&quot;: &quot;&quot;, &quot;family&quot;: &quot;Araujo-Murakami&quot;, &quot;given&quot;: &quot;A&quot;, &quot;non-dropping-particle&quot;: &quot;&quot;, &quot;parse-names&quot;: false, &quot;suffix&quot;: &quot;&quot;}, {&quot;dropping-particle&quot;: &quot;&quot;, &quot;family&quot;: &quot;Costa&quot;, &quot;given&quot;: &quot;M C&quot;, &quot;non-dropping-particle&quot;: &quot;da&quot;, &quot;parse-names&quot;: false, &quot;suffix&quot;: &quot;&quot;}, {&quot;dropping-particle&quot;: &quot;&quot;, &quot;family&quot;: &quot;Rocha&quot;, &quot;given&quot;: &quot;W&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Mendoza&quot;, &quot;given&quot;: &quot;A L M&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Meir&quot;, &quot;given&quot;: &quot;P&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Malhi&quot;, &quot;given&quot;: &quot;Y&quot;, &quot;non-dropping-particle&quot;: &quot;&quot;, &quot;parse-names&quot;: false, &quot;suffix&quot;: &quot;&quot;}], &quot;container-title&quot;: &quot;Nature&quot;, &quot;id&quot;: &quot;ITEM-2&quot;, &quot;issue&quot;: &quot;7541&quot;, &quot;issued&quot;: {&quot;date-parts&quot;: [[&quot;2015&quot;]]}, &quot;page&quot;: &quot;78-82&quot;, &quot;title&quot;: &quot;Drought impact on forest carbon dynamics and fluxes in Amazonia&quot;, &quot;type&quot;: &quot;article-journal&quot;, &quot;volume&quot;: &quot;519&quot;}, &quot;uris&quot;: [&quot;http://www.mendeley.com/documents/?uuid=65b66a39-6b1b-487c-8e65-bbb65b4ddf36&quot;]}, {&quot;id&quot;: &quot;ITEM-3&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3&quot;, &quot;issued&quot;: {&quot;date-parts&quot;: [[&quot;2010&quot;]]}, &quot;page&quot;: &quot;631-646&quot;, &quot;title&quot;: &quot;Drought\u2013mortality relationships for tropical forests&quot;, &quot;type&quot;: &quot;article-journal&quot;, &quot;volume&quot;: &quot;187&quot;}, &quot;uris&quot;: [&quot;http://www.mendeley.com/documents/?uuid=191ab0cf-a751-49bc-ac5a-09ea09055fb3&quot;]}, {&quot;id&quot;: &quot;ITEM-4&quot;, &quot;itemData&quot;: {&quot;DOI&quot;: &quot;10.1098/rstb.2017.0315&quot;, &quot;ISBN&quot;: &quot;0000000277952&quot;, &quot;ISSN&quot;: &quot;0962-8436&quot;, &quot;author&quot;: [{&quot;dropping-particle&quot;: &quot;&quot;, &quot;family&quot;: &quot;Eller&quot;, &quot;given&quot;: &quot;Cleiton B.&quot;, &quot;non-dropping-particle&quot;: &quot;&quot;, &quot;parse-names&quot;: false, &quot;suffix&quot;: &quot;&quot;}, {&quot;dropping-particle&quot;: &quot;&quot;, &quot;family&quot;: &quot;Rowland&quot;, &quot;given&quot;: &quot;Lucy M.&quot;, &quot;non-dropping-particle&quot;: &quot;&quot;, &quot;parse-names&quot;: false, &quot;suffix&quot;: &quot;&quot;}, {&quot;dropping-particle&quot;: &quot;&quot;, &quot;family&quot;: &quot;Oliveira&quot;, &quot;given&quot;: &quot;Rafael S.&quot;, &quot;non-dropping-particle&quot;: &quot;&quot;, &quot;parse-names&quot;: false, &quot;suffix&quot;: &quot;&quot;}, {&quot;dropping-particle&quot;: &quot;&quot;, &quot;family&quot;: &quot;R.L. Bittencourt&quot;, &quot;given&quot;: &quot;Paulo&quot;, &quot;non-dropping-particle&quot;: &quot;&quot;, &quot;parse-names&quot;: false, &quot;suffix&quot;: &quot;&quot;}, {&quot;dropping-particle&quot;: &quot;&quot;, &quot;family&quot;: &quot;V. Barros&quot;, &quot;given&quot;: &quot;Fernanda&quot;, &quot;non-dropping-particle&quot;: &quot;de&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Mencuccini&quot;, &quot;given&quot;: &quot;Maurizio&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Philosophical Transactions of the Royal Society B: Biological Sciences&quot;, &quot;id&quot;: &quot;ITEM-4&quot;, &quot;issue&quot;: &quot;1760&quot;, &quot;issued&quot;: {&quot;date-parts&quot;: [[&quot;2018&quot;]]}, &quot;page&quot;: &quot;20170315&quot;, &quot;title&quot;: &quot;Modelling tropical forest responses to drought and El Ni\u00f1o with a stomatal optimization model based on xylem hydraulics&quot;, &quot;type&quot;: &quot;article-journal&quot;, &quot;volume&quot;: &quot;373&quot;}, &quot;uris&quot;: [&quot;http://www.mendeley.com/documents/?uuid=66748efa-0d66-429c-8b0f-f881e984c580&quot;]}], &quot;mendeley&quot;: {&quot;formattedCitation&quot;: &quot;(DOUGHTY et al., 2015; ELLER et al., 2018; PHILLIPS et al., 2010; ROWLAND et al., 2015)&quot;, &quot;plainTextFormattedCitation&quot;: &quot;(DOUGHTY et al., 2015; ELLER et al., 2018; PHILLIPS et al., 2010; ROWLAND et al., 2015)&quot;, &quot;previouslyFormattedCitation&quot;: &quot;(DOUGHTY et al., 2015; ELLER et al., 2018; PHILLIPS et al., 2010; ROWLAND et al., 2015)&quot;}, &quot;properties&quot;: {&quot;noteIndex&quot;: 0}, &quot;schema&quot;: &quot;https://github.com/citation-style-language/schema/raw/master/csl-citation.json&quot;} RNDCnrKEnSGAV"/><text:span text:style-name="T3">⁠⁠; however, to date, our model is not able to capture this type of mortality. In that sense, further studies using models, </text:span><text:span text:style-name="T6">including CAETÊ,</text:span><text:span text:style-name="T3"> t</text:span><text:span text:style-name="T14">hat aim to</text:span><text:span text:style-name="T3"> understand the impacts of drought </text:span><text:span text:style-name="T6">on </text:span><text:span text:style-name="T14">carbon stock</text:span><text:span text:style-name="T3">, should consider these </text:span><text:span text:style-name="T5">mortality</text:span><text:span text:style-name="T3"> factors and </text:span><text:span text:style-name="T5">also </text:span><text:span text:style-name="T3">include hydraulic traits </text:span><text:span text:style-name="T14">in order to add more reliability</text:span><text:span text:style-name="T3">. </text:span></text:p>
      <text:p text:style-name="P2"><text:span text:style-name="T7">Despite the diffuse lost of biomass with increased drought in our results (Fig. XXX), we observed, </text:span><text:span text:style-name="T9">for both PFT and trait-based approaches,</text:span><text:span text:style-name="T7"> a geographical </text:span><text:span text:style-name="T8">pattern of different </text:span><text:span text:style-name="T7">degree</text:span><text:span text:style-name="T8">s</text:span><text:span text:style-name="T7"> of biomass loss. </text:span><text:span text:style-name="T3">The biomass reduction was more conspicuos on the naturally drier Amazon regions, especially on the fringes of Amazon basin that are characterized by a transition between the moist forest to a </text:span><text:span text:style-name="T9">more</text:span><text:span text:style-name="T3"> seasonal forest and a woody savannah-like type of <text:s/>vegetation, </text:span><text:span text:style-name="T9">and</text:span><text:span text:style-name="T3"> also in country borders between Brazil, Venezuela and Colombia. This is expected because in these locations </text:span><text:span text:style-name="T25">the vegetation is already </text:span><text:soft-page-break/><text:span text:style-name="T25">under high physiological stress because of limited water resources </text:span><text:span text:style-name="T26">(the precipitation is naturally lower)</text:span><text:span text:style-name="T25">, consequently, a drier condition may push them to a threshold condition </text:span><text:span text:style-name="T28">(AGUIRRE-GUTIÉRREZ et al., 2019</text:span><text:bookmark text:name="__UnoMark__8115_3577122105"/><text:bookmark text:name="__UnoMark__8113_3577122105"/><text:bookmark text:name="__UnoMark__8108_3577122105"/><text:span text:style-name="T28">)</text:span><text:span text:style-name="T25">⁠. </text:span><text:span text:style-name="T27">Although some authors argue that this region would be more resilient to drought since the vegetation in these areas already have some characteristcs that make them to deal better with drier conditions </text:span><text:reference-mark-start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DYQoENsvNh"/><text:span text:style-name="T27">(ALLEN et al., 2017; BONAL et al., 2016)</text:span><text:reference-mark-end text:name="ADDIN CSL_CITATION {&quot;citationItems&quot;: [{&quot;id&quot;: &quot;ITEM-1&quot;, &quot;itemData&quot;: {&quot;DOI&quot;: &quot;10.1088/1748-9326/aa5968&quot;, &quot;ISSN&quot;: &quot;1748-9326&quot;, &quot;author&quot;: [{&quot;dropping-particle&quot;: &quot;&quot;, &quot;family&quot;: &quot;Allen&quot;, &quot;given&quot;: &quot;Kara&quot;, &quot;non-dropping-particle&quot;: &quot;&quot;, &quot;parse-names&quot;: false, &quot;suffix&quot;: &quot;&quot;}, {&quot;dropping-particle&quot;: &quot;&quot;, &quot;family&quot;: &quot;Gei&quot;, &quot;given&quot;: &quot;Maria G&quot;, &quot;non-dropping-particle&quot;: &quot;&quot;, &quot;parse-names&quot;: false, &quot;suffix&quot;: &quot;&quot;}, {&quot;dropping-particle&quot;: &quot;&quot;, &quot;family&quot;: &quot;Waring&quot;, &quot;given&quot;: &quot;Bonnie G&quot;, &quot;non-dropping-particle&quot;: &quot;&quot;, &quot;parse-names&quot;: false, &quot;suffix&quot;: &quot;&quot;}, {&quot;dropping-particle&quot;: &quot;&quot;, &quot;family&quot;: &quot;Powers&quot;, &quot;given&quot;: &quot;Jennifer S.&quot;, &quot;non-dropping-particle&quot;: &quot;&quot;, &quot;parse-names&quot;: false, &quot;suffix&quot;: &quot;&quot;}, {&quot;dropping-particle&quot;: &quot;&quot;, &quot;family&quot;: &quot;Dupuy&quot;, &quot;given&quot;: &quot;Juan Manuel&quot;, &quot;non-dropping-particle&quot;: &quot;&quot;, &quot;parse-names&quot;: false, &quot;suffix&quot;: &quot;&quot;}, {&quot;dropping-particle&quot;: &quot;&quot;, &quot;family&quot;: &quot;Hulshof&quot;, &quot;given&quot;: &quot;Catherine&quot;, &quot;non-dropping-particle&quot;: &quot;&quot;, &quot;parse-names&quot;: false, &quot;suffix&quot;: &quot;&quot;}, {&quot;dropping-particle&quot;: &quot;&quot;, &quot;family&quot;: &quot;Medvigy&quot;, &quot;given&quot;: &quot;David&quot;, &quot;non-dropping-particle&quot;: &quot;&quot;, &quot;parse-names&quot;: false, &quot;suffix&quot;: &quot;&quot;}, {&quot;dropping-particle&quot;: &quot;&quot;, &quot;family&quot;: &quot;Trierweiler&quot;, &quot;given&quot;: &quot;Annette&quot;, &quot;non-dropping-particle&quot;: &quot;&quot;, &quot;parse-names&quot;: false, &quot;suffix&quot;: &quot;&quot;}, {&quot;dropping-particle&quot;: &quot;&quot;, &quot;family&quot;: &quot;Xu&quot;, &quot;given&quot;: &quot;Xiangtao&quot;, &quot;non-dropping-particle&quot;: &quot;&quot;, &quot;parse-names&quot;: false, &quot;suffix&quot;: &quot;&quot;}, {&quot;dropping-particle&quot;: &quot;&quot;, &quot;family&quot;: &quot;Pizano&quot;, &quot;given&quot;: &quot;Camila&quot;, &quot;non-dropping-particle&quot;: &quot;&quot;, &quot;parse-names&quot;: false, &quot;suffix&quot;: &quot;&quot;}, {&quot;dropping-particle&quot;: &quot;&quot;, &quot;family&quot;: &quot;Salgado-Negret&quot;, &quot;given&quot;: &quot;Beatriz&quot;, &quot;non-dropping-particle&quot;: &quot;&quot;, &quot;parse-names&quot;: false, &quot;suffix&quot;: &quot;&quot;}, {&quot;dropping-particle&quot;: &quot;&quot;, &quot;family&quot;: &quot;Smith&quot;, &quot;given&quot;: &quot;Christina M&quot;, &quot;non-dropping-particle&quot;: &quot;&quot;, &quot;parse-names&quot;: false, &quot;suffix&quot;: &quot;&quot;}, {&quot;dropping-particle&quot;: &quot;&quot;, &quot;family&quot;: &quot;Bloem&quot;, &quot;given&quot;: &quot;Skip J&quot;, &quot;non-dropping-particle&quot;: &quot;Van&quot;, &quot;parse-names&quot;: false, &quot;suffix&quot;: &quot;&quot;}], &quot;container-title&quot;: &quot;Environmental Research Letters&quot;, &quot;id&quot;: &quot;ITEM-1&quot;, &quot;issue&quot;: &quot;2&quot;, &quot;issued&quot;: {&quot;date-parts&quot;: [[&quot;2017&quot;]]}, &quot;title&quot;: &quot;Will seasonally dry tropical forests be sensitive or resistant to future changes in rainfall regimes?&quot;, &quot;type&quot;: &quot;article-journal&quot;, &quot;volume&quot;: &quot;12&quot;}, &quot;uris&quot;: [&quot;http://www.mendeley.com/documents/?uuid=a8515079-b658-48ed-9a0f-3955439348ed&quot;]}, {&quot;id&quot;: &quot;ITEM-2&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2&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mendeley&quot;: {&quot;formattedCitation&quot;: &quot;(ALLEN et al., 2017; BONAL et al., 2016)&quot;, &quot;plainTextFormattedCitation&quot;: &quot;(ALLEN et al., 2017; BONAL et al., 2016)&quot;, &quot;previouslyFormattedCitation&quot;: &quot;(ALLEN et al., 2017; BONAL et al., 2016)&quot;}, &quot;properties&quot;: {&quot;noteIndex&quot;: 0}, &quot;schema&quot;: &quot;https://github.com/citation-style-language/schema/raw/master/csl-citation.json&quot;} RNDDYQoENsvNh"/><text:span text:style-name="T29">. </text:span><text:span text:style-name="T30">However if vegetation that experiences naturally drier conditions are more resilient to drought is still on debate.</text:span></text:p>
      <text:p text:style-name="P3"><text:span text:style-name="T10">Comparing the PFT and the trait-based approach in terms of total carbon loss, the latter presented a carbon loss avoidance of 1.59 PgC. This was due to the fact that the trait-based approach enabled the maintenance of biomass in some places where the PFT approach was not able to do, especially on naturally drier regions (Fig XXX). This can be explained by the ability of the trait-based approach to change the trait values and distribution, </text:span><text:span text:style-name="T12">in the applied scenario</text:span><text:span text:style-name="T10"> this approach invested more carbon in fine roots </text:span><text:span text:style-name="T11">(Fig XXX)</text:span><text:span text:style-name="T10">, what allowed a higher water uptake </text:span><text:span text:style-name="T11">and avoided a decrease in NPP in a greater magnitude</text:span><text:span text:style-name="T10"> (</text:span><office:annotation office:name="__Annotation__4147_29603547"><dc:creator>Bianca Rius</dc:creator><dc:date>2019-07-16T10:17:59.975228434</dc:date><loext:sender-initials>BR</loext:sender-initials><text:p text:style-name="P25"><text:span text:style-name="T36">rever</text:span></text:p></office:annotation><text:span text:style-name="T10">for further discussion </text:span><text:span text:style-name="T12">about the change on trait values and distribution</text:span><text:span text:style-name="T10"> see next section</text:span><office:annotation-end office:name="__Annotation__4147_29603547"/><text:span text:style-name="T10">). <text:tab/>Ho</text:span><text:span text:style-name="T10"><office:annotation><dc:creator>Bianca Rius</dc:creator><dc:date>2019-07-16T15:01:08.404717597</dc:date><loext:sender-initials>BR</loext:sender-initials><text:p text:style-name="P24"><text:span text:style-name="T36">Bão esquecer de falar sobre isso :n those rare cases, one PFT of the low-diversity model was by chance well-suited to post-impact climate, showing a higher performance than a diverse forest (Supplementary Discussion 1). Sakschewski et al 2016</text:span></text:p></office:annotation></text:span><text:span text:style-name="T10">wever, w</text:span><text:span text:style-name="T3">e expected a more pronounced difference regarding the ability of storing carbon between the two approach</text:span><text:span text:style-name="T10">es against reduced precipitation</text:span><text:span text:style-name="T3">. </text:span><text:span text:style-name="T10">Nevertheless,</text:span><text:span text:style-name="T3"> the model operation, the chosen </text:span><text:span text:style-name="T12">functional </text:span><text:span text:style-name="T3">traits </text:span><text:span text:style-name="T12">to be variant</text:span><text:span text:style-name="T3"> and the defined </text:span><text:span text:style-name="T12">and emergent</text:span><text:span text:style-name="T3"> trade-offs </text:span><text:span text:style-name="T12">can</text:span><text:span text:style-name="T3"> explain this result. </text:span><text:span text:style-name="T12">Despite the trait-based approach enabled the maintenance of biomass in some places where the PFT approach was not able, in places where both were able to maintain some level of biomass the PFT approach presented a higher value for this variable, for example on the northwest of the basin (Fig XXX). <text:s/></text:span></text:p>
      <text:p text:style-name="P4"><text:span text:style-name="T3"><text:tab/>This is because the mechanism of biomass loss with reduced precipitation was different in the different approaches. Because in the trait-based approach is possible that the community to change their traits, composition and structure, we saw an increase in the investiment on fine roots ( for further discussion in terms of the traits and mechanisms responsible for that see next session), however it was to detriment of investiment in woody tissues </text:span><text:span text:style-name="T13">(Fig. XXX PCA)</text:span><text:span text:style-name="T3">. Because fine roots contribute in a lesser extent to total biomass when compared to woody tissues it may led to a relative lower biomass in places where the PFT was also able to maintain biomass. </text:span><text:span text:style-name="T13">As the model use CWM to determine the grid-cell occupation, in a scenario where the PFT approach can not change their communities for a more suitted for the new climate, the PFT has maintened their investiment in woody tisssues, despite disso conduzir à perda total de biomassa in certain areas.This result may be derived from the structure of the model and the chosen functional traits. In our model the only advantage associated to woody tissues is that 5% of the strategies that show higher biomass are able to capture 100% of the light. </text:span><text:soft-page-break/><text:span text:style-name="T13">Besides that woody tissues only brind respiratory costs. In that sense, in a scenario of drought invest in fine roots seems much more advatangable event if the total biomass is prejudicada. In that sense, in future studies new relationships regarding to woody tissues may be necessary.</text:span></text:p>
      <text:p text:style-name="P6">If it at the first moment seems to confer more resilience for a trait based approach which enable an increase in fine roots investiments, in long term it can lead to uncertain and even oppose results. The predominance of strategies that invest less in woody tisues can lead to an ecosystem that store less carbon in total. If biomass is a measure of resilience, as many studies consider, it may turn in long term the ecosystem less resilient. </text:p>
      <text:p text:style-name="P5"/>
      <text:p text:style-name="P6"/>
      <text:list xml:id="list717750643" text:style-name="WWNum4">
        <text:list-item>
          <text:list>
            <text:list-item>
              <text:p text:style-name="P21"/>
            </text:list-item>
            <text:list-item>
              <text:p text:style-name="P16">Apesar da vantagem trazida pelo aumento das raízes finas por aumentar a absroção de água, acontece uma diminuição relativa da biomassa total, já que raízes finas são tecidos de mais curta duração e porque tecidos lenhosos são os que mais contribuem para biomassa total. Tal diferença de investimento em tecido de curta ou alta duração pode ter enviesado nossos resultados de maneira a observamos uma redução na biomassa total maior do que a esperada.</text:p>
            </text:list-item>
            <text:list-item>
              <text:p text:style-name="P17">Apesar de ter previnido a perda total de biomassa em regiões onde o de PFT isso pode levar a uma diminuição no estoque total de carbono.</text:p>
            </text:list-item>
            <text:list-item>
              <text:p text:style-name="P22">a perda mais gradual pode mostrar certa resiliência</text:p>
            </text:list-item>
            <text:list-item>
              <text:p text:style-name="P22">a abruptidão na perda dos pft é porque não consegue mudar e investir em raízes quando necessário</text:p>
            </text:list-item>
            <text:list-item>
              <text:p text:style-name="P18">tradeoffs raízes finas e investimento em tecidos lenhosos (PCA?)</text:p>
            </text:list-item>
          </text:list>
        </text:list-item>
      </text:list>
      <text:p text:style-name="P5">- <text:span text:style-name="T35">o gradiente de perda</text:span></text:p>
      <text:p text:style-name="P6">-Aqui é o lugar certo para falar de resiliência. -porém é preciso pensar nessa modificação a longo prazo</text:p>
      <text:p text:style-name="P4"><text:span text:style-name="T3">- It is important to highlight that we did not consider the CO2 fertilization effect, that can be a source of “resilience” against reduced precipitation and higher temperatures </text:span><text:bookmark-start text:name="__UnoMark__7290_3577122105"/><text:bookmark-start text:name="__UnoMark__8122_3577122105"/><text:bookmark-start text:name="__UnoMark__8123_3577122105"/><text:span text:style-name="T3">(LAPOLA; OYAMA; NOBRE, 2009; RAMMIG et al., 2010)</text:span><text:bookmark-end text:name="__UnoMark__7290_3577122105"/><text:bookmark-end text:name="__UnoMark__8122_3577122105"/><text:bookmark-end text:name="__UnoMark__8123_3577122105"/></text:p>
      <text:p text:style-name="P7"/>
      <text:p text:style-name="P4"><text:soft-page-break/><text:span text:style-name="T19">-our results is contrary to the ones found in </text:span><text:bookmark-start text:name="__UnoMark__8118_3577122105"/><text:span text:style-name="T19">(VERHEIJEN et al., 2015)</text:span><text:bookmark-end text:name="__UnoMark__8118_3577122105"/></text:p>
      <text:p text:style-name="P4"><text:span text:style-name="T20">Apesar dos defeitos the trait-based approach seems better for investigating the relationship between drought and functional diversity.</text:span><text:span text:style-name="T3">⁠</text:span></text:p>
      <text:p text:style-name="P1"><text:span text:style-name="T1">4.3. What is the effect of <text:s/>r</text:span><text:span text:style-name="T1"><office:annotation><dc:creator>Bianca Rius</dc:creator><dc:date>2019-07-17T08:51:48.581234550</dc:date><loext:sender-initials>BR</loext:sender-initials><text:p text:style-name="P23"><text:span text:style-name="T36">Ver Mouillot et al 2013 about rare species.</text:span></text:p><text:p text:style-name="P23"><text:span text:style-name="T36">For example, this work highlight the importance of rare species in ecosystem functioning agains climate change</text:span></text:p></office:annotation></text:span><text:span text:style-name="T1">educed precipation on functional diversity and its</text:span><text:span text:style-name="T1"><office:annotation><dc:creator>Bianca Rius</dc:creator><dc:date>2019-07-15T11:29:44</dc:date><loext:sender-initials>BR</loext:sender-initials><text:p><text:span text:style-name="T37">Many hydraulic traits are associated with drought</text:span></text:p><text:p><text:span text:style-name="T37">tolerance or avoidance strategies. Leaf water potential</text:span></text:p><text:p><text:span text:style-name="T37">at <text:s/>turgor <text:s/>loss <text:s/>point <text:s/>(</text:span></text:p><text:p><text:span text:style-name="T37">p</text:span></text:p><text:p><text:span text:style-name="T37">tlp</text:span></text:p><text:p><text:span text:style-name="T37">) <text:s/>which <text:s/>is <text:s/>related <text:s/>to</text:span></text:p><text:p><text:span text:style-name="T37">maintenance of cell turgor in leaves (Tyree and Jarvis</text:span></text:p><text:p><text:span text:style-name="T37">1982</text:span></text:p><text:p><text:span text:style-name="T37">), and 50% loss of conductivity (</text:span></text:p><text:p><text:span text:style-name="T37">C</text:span></text:p><text:p><text:span text:style-name="T37">50</text:span></text:p><text:p><text:span text:style-name="T37">) which</text:span></text:p><text:p><text:span text:style-name="T37">relates to cavitation resistance (Choat</text:span></text:p><text:p><text:span text:style-name="T37">et al</text:span></text:p><text:p><text:span text:style-name="T37">2012</text:span></text:p><text:p><text:span text:style-name="T37">), are</text:span></text:p><text:p><text:span text:style-name="T37">useful traits for predicting species drought responses</text:span></text:p><text:p><text:span text:style-name="T37">(Baltzer</text:span></text:p><text:p><text:span text:style-name="T37">et al</text:span></text:p><text:p><text:span text:style-name="T37">2008</text:span></text:p><text:p><text:span text:style-name="T37">, Kursar</text:span></text:p><text:p><text:span text:style-name="T37">et al</text:span></text:p><text:p><text:span text:style-name="T37">2009</text:span></text:p><text:p><text:span text:style-name="T37">). Species growing</text:span></text:p><text:p><text:span text:style-name="T37">in dry environments have low</text:span></text:p><text:p><text:span text:style-name="T37">p</text:span></text:p><text:p><text:span text:style-name="T37">tlp</text:span></text:p><text:p><text:span text:style-name="T37">(Bartlett</text:span></text:p><text:p><text:span text:style-name="T37">et al</text:span></text:p><text:p><text:span text:style-name="T37">2012</text:span></text:p><text:p><text:span text:style-name="T37">)</text:span></text:p><text:p><text:span text:style-name="T37">and</text:span></text:p><text:p><text:span text:style-name="T37">C</text:span></text:p><text:p><text:span text:style-name="T37">50</text:span></text:p><text:p><text:span text:style-name="T37">(Maherali</text:span></text:p><text:p><text:span text:style-name="T37">et al</text:span></text:p><text:p><text:span text:style-name="T37">2004</text:span></text:p><text:p><text:span text:style-name="T37">, Choat</text:span></text:p><text:p><text:span text:style-name="T37">et al</text:span></text:p><text:p><text:span text:style-name="T37">2012</text:span></text:p><text:p><text:span text:style-name="T37">),</text:span></text:p><text:p><text:span text:style-name="T37">enabling them to maintain stomatal and hydraulic</text:span></text:p><text:p><text:span text:style-name="T37">conductance and photosynthetic gas exchange at low</text:span></text:p><text:p><text:span text:style-name="T37">soil water potentials (Sack</text:span></text:p><text:p><text:span text:style-name="T37">et al</text:span></text:p><text:p><text:span text:style-name="T37">2003</text:span></text:p><text:p><text:span text:style-name="T37">, Baltzer</text:span></text:p><text:p><text:span text:style-name="T37">et al</text:span></text:p><text:p><text:span text:style-name="T37">2008</text:span></text:p><text:p><text:span text:style-name="T37">,</text:span></text:p><text:p><text:span text:style-name="T37">Kursar</text:span></text:p><text:p><text:span text:style-name="T37">et al</text:span></text:p><text:p><text:span text:style-name="T37">2009</text:span></text:p><text:p><text:span text:style-name="T37">)</text:span></text:p></office:annotation></text:span><text:span text:style-name="T1"> implications to Amazon carbon stock?</text:span></text:p>
      <text:p text:style-name="P11"><text:tab/><text:tab/>Climate change, as reduced precipitation, is already changing biodiversity all over the world by eliminating species or changing the communities composition (REFERENCIA). However, much less is known about the effects on functional composition, structure and, ultimately, on functional diversity . </text:p>
      <text:p text:style-name="P10"><text:span text:style-name="T3"><text:tab/><text:tab/>Our results show that the applied scenario of reduced precipitation has led to a significant functional reorganization of Amazon forest. This is seen through the indices resulted from our analysis that compare, before and after the disturbance, the dissimilarity between the curves (in the case of the single-trait analysis; Table XXXX) and the similarity between the hypervolumes (in the case of multi-trait analysis; Jaccard index equal to 0.036). The reorganization of the community was due to the alteration on the environmental filtering, in other words, the drier condition selected strategies that coped better with the moisture stress, changing, in that manner, the functional composition. This selection was in the direction of strategies with higher values towards fine roots allocation and residence time to the detriment of allocation in other compartments (these results can be seen in the PCA (Fig XXX) and in the trends of the values distribution (Fig XXX and Table XXXX)). </text:span><text:span text:style-name="T15">The increase in fine roots allocation instead in other compartments with drought was also found in observational stud</text:span><text:span text:style-name="T16">ies</text:span><text:span text:style-name="T15"> </text:span><text:span text:style-name="T16">in other tropical forests, including Amazon</text:span><text:span text:style-name="T15"> </text:span><text:reference-mark-start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ROWLAND et al., 2014)&quot;}, &quot;properties&quot;: {&quot;noteIndex&quot;: 0}, &quot;schema&quot;: &quot;https://github.com/citation-style-language/schema/raw/master/csl-citation.json&quot;} RNDFQqrX3q53z"/><text:span text:style-name="T21">(DOUGHTY et al., 2014; ROWLAND et al., 2014)</text:span><text:reference-mark-end text:name="ADDIN CSL_CITATION {&quot;citationItems&quot;: [{&quot;id&quot;: &quot;ITEM-1&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1&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2&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2&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DOUGHTY et al., 2014; ROWLAND et al., 2014)&quot;, &quot;plainTextFormattedCitation&quot;: &quot;(DOUGHTY et al., 2014; ROWLAND et al., 2014)&quot;, &quot;previouslyFormattedCitation&quot;: &quot;(ROWLAND et al., 2014)&quot;}, &quot;properties&quot;: {&quot;noteIndex&quot;: 0}, &quot;schema&quot;: &quot;https://github.com/citation-style-language/schema/raw/master/csl-citation.json&quot;} RNDFQqrX3q53z"/><text:span text:style-name="T15">⁠. Also, the shift in functional composition derived from increased moisture stress observed in our study</text:span><text:span text:style-name="T3"> </text:span><text:span text:style-name="T15">is </text:span><text:span text:style-name="T3">in agreement with previous theoretical, observational and experimental studies </text:span><text:bookmark-start text:name="__UnoMark__5006_4104707853"/><text:span text:style-name="T19">(AGUIRRE-GUTIÉRREZ et al., 2019; ENQUIST; ENQUIST, 2011; ESQUIVEL-MUELBERT et al., 2018; NEPSTAD et al., 2007; PHILLIPS et al., 2010; SAKSCHEWSKI et al., 2016)</text:span><text:bookmark-end text:name="__UnoMark__5006_4104707853"/><text:span text:style-name="T3">⁠. The observed change on functional composition had two consequences: first, because in our model higher values of fine roots biomass (determined by carbon allocation and residence time) is linked to higher capacity of water uptake, we can infer that the imposed drought led to a change in functional composition towards more dry-affiliated strategies. The same type of shift in functional composition was observed in Amazon </text:span><text:bookmark-start text:name="__UnoMark__5020_4104707853"/><text:span text:style-name="T19">(ESQUIVEL-MUELBERT et al., 2018; MADANI et al., 2018; PHILLIPS et al., 2010)</text:span><text:bookmark-end text:name="__UnoMark__5020_4104707853"/><text:span text:style-name="T3">⁠ and other tropical forests</text:span><text:bookmark-start text:name="__UnoMark__5024_4104707853"/><text:span text:style-name="T19">(ENQUIST; ENQUIST, 2011; FAUSET et al., 2012; FEELEY et al., 2011)</text:span><text:bookmark-end text:name="__UnoMark__5024_4104707853"/><text:span text:style-name="T3">⁠. </text:span></text:p>
      <text:p text:style-name="P9"><text:soft-page-break/><text:span text:style-name="T3"><text:tab/></text:span><text:span text:style-name="T17">Second, the observed increase in fine roots biomass was at the expense of investiment especially in woody tissues. This is a product of the trade offs </text:span><text:span text:style-name="T2">a priori </text:span><text:span text:style-name="T17">defined (for example, </text:span><text:span text:style-name="T3">the allocation to one compartments always restrics the allocation to another; Table XXX)</text:span><text:span text:style-name="T17"> and of the trade-offs that emerge from the model itself. The most proeminent emergent trade-off was the one observed between fine roots and aboveground woody tissues traits (Figure PCA XXX). The trade-off between root and aboveground woody tissues was also found in observational studies in Amazon </text:span><text:bookmark-start text:name="__UnoMark__5028_4104707853"/><text:span text:style-name="T23">(MALHI; DOUGHTY; GALBRAITH, 2011)</text:span><text:bookmark-end text:name="__UnoMark__5028_4104707853"/><text:span text:style-name="T17">⁠ and other forests around the world </text:span><text:span text:style-name="T23">(WOLF; FIELD; BERRY, 2011</text:span><text:bookmark text:name="__UnoMark__4944_4104707853"/><text:bookmark text:name="__UnoMark__5032_4104707853"/><text:bookmark text:name="__UnoMark__5039_4104707853"/><text:bookmark text:name="__UnoMark__5037_4104707853"/><text:span text:style-name="T23">)</text:span><text:span text:style-name="T17">⁠. </text:span><text:span text:style-name="T18">Doughty et al. (2014) argue that this trade-off is especially important in drought scenario or with precipitation seasonality.</text:span><text:span text:style-name="T17"> Despite the advantages confered by the increase in fine roots biomass against the drier climate, it can result in relative lower values of total plant biomass and, consequently, to a smaller capacity of ecosystem to store carbon. This is because fine roots are plant tissues of short duration and contribute much less to the total plant biomass when compared to aboveground woody tissues. Because of this, the functional composition shift may have biased our results concerned to the imapcts of reduced precipitation on the Amazon ability to store carbon (see section XXX). In that sense, future studies using CAETÊ to understand the impacts of climate change, should use traits and trade-offs that are more mechanistically related to the role of woody tissues in determine the ecosystem resistance to disturbance (e.g. woody density, cavitation vulnerability and adult plant height; </text:span><text:span text:style-name="T23">PHILLIPS et al., 2010; ROWLAND et al., 2015</text:span><text:span text:style-name="T17">⁠).</text:span></text:p>
      <text:p text:style-name="P10"><text:span text:style-name="T19"><text:tab/><text:tab/>Besides the modification on functional composition the modified environmental filtering also affected the abundance of strategies and, consequently, the frequency distribution of trait values, what, ultimately, change the dominance relationship between strategies </text:span><text:bookmark-start text:name="__UnoMark__5335_1831103198"/><text:span text:style-name="T19">(Figure XXXX; ENQUIST; ENQUIST, 2011; ESQUIVEL-MUELBERT et al., 2018)</text:span><text:bookmark-end text:name="__UnoMark__5335_1831103198"/><text:span text:style-name="T19">⁠. Some observational studies show that Amazon forest presents a hyperdominance of few species and also that this dominance relationship can <text:s/>change with climate changes </text:span><text:bookmark-start text:name="__UnoMark__5339_1831103198"/><text:span text:style-name="T19">(FAUSET et al., 2015; TER STEEGE et al., 2013)</text:span><text:bookmark-end text:name="__UnoMark__5339_1831103198"/><text:span text:style-name="T19">⁠. Our results show that model CAETÊ is able to reproduce this hyperdominance in regular climate conditions: figure XXX show it through the high curves skeweness and positive kurtosis </text:span><text:bookmark-start text:name="__UnoMark__5343_1831103198"/><text:span text:style-name="T19">(ENQUIST et al., 2017)</text:span><text:bookmark-end text:name="__UnoMark__5343_1831103198"/><text:span text:style-name="T19">⁠ and through the concentration of higher frequency values around a small range of trait values. However, when the precipitation is reduced the frequency distribution in the traits values is modified towards a reduction in the hyperdominance: lower skweness and more negative kurtosis in the single-trait curves (Figure XXX) besides a spread in the occupance of the functional space in the hypervolume (Figure XXX). </text:span><text:span text:style-name="T31">This is in agree</text:span><text:span text:style-name="T19">ment with the theory that a change in climate can cause a change in domincance thourgh a compensatory dynamic in communities: when the composition of an ecosystem adjust to the new </text:span><text:soft-page-break/><text:span text:style-name="T19">conditions enabling types of plants that previsouly exerted a lesser functional role turn into a functional dominant strategy and vice-versa </text:span><text:bookmark-start text:name="__UnoMark__5347_1831103198"/><text:span text:style-name="T19">(GONZALEZ; LOREAU, 2009; SAKSCHEWSKI et al., 2016)</text:span><text:bookmark-end text:name="__UnoMark__5347_1831103198"/><text:span text:style-name="T19">⁠. In that sense, we observed that the compensatory dynamics in Amazon forest with the decrease in dominance allowed the emergence of new strategies and/or trait values that dealt better with the new climatic condition. This compensatory dynamics with shift in functional composition and in dominance was found in another modelling study for Amazon basin </text:span><text:bookmark-start text:name="__UnoMark__5351_1831103198"/><text:bookmark-start text:name="__UnoMark__5253_1831103198"/><text:bookmark-start text:name="__UnoMark__5356_1831103198"/><text:bookmark-start text:name="__UnoMark__5358_1831103198"/><text:span text:style-name="T19">(SAKSCHEWSKI et al., 2016)</text:span><text:bookmark-end text:name="__UnoMark__5351_1831103198"/><text:bookmark-end text:name="__UnoMark__5253_1831103198"/><text:bookmark-end text:name="__UnoMark__5356_1831103198"/><text:bookmark-end text:name="__UnoMark__5358_1831103198"/><text:span text:style-name="T19">⁠ and also in observational or experimental studies in tropical forests </text:span><text:bookmark-start text:name="__UnoMark__5361_1831103198"/><text:span text:style-name="T19">(ENQUIST et al., 2017; ENQUIST; ENQUIST, 2011; ESQUIVEL-MUELBERT et al., 2018).</text:span><text:bookmark-end text:name="__UnoMark__5361_1831103198"/><text:span text:style-name="T19">⁠ </text:span></text:p>
      <text:p text:style-name="P10"><text:span text:style-name="T19"><text:tab/><text:tab/>Together, the change in functional composition and in dominance provoked a change in all the components of functional diversity (Table/Figure XXX). To date, this is the first modelling study to address the modification in all the functional diversity facets for Amazon forest. The studies concerned to understand the impacts of climate change on functional diversity mainly focused on the impacts for functional composition, however functional diversity has different facets that express different ecological meaning </text:span><text:bookmark-start text:name="__UnoMark__8887_1941333831"/><text:span text:style-name="T19">(CARMONA et al., 2016; MASON et al., 2005; MOUCHET et al., 2010)</text:span><text:bookmark-end text:name="__UnoMark__8887_1941333831"/><text:span text:style-name="T19">⁠. Regarding to functional richness, we found for all the traits an unexpected and significant increase in this functional component derived from a higher occupancy of the functional space (FigXXX and Table XX) what, in its turn, led to an increase in the hypervolume occupied by all the strategies (Fig XXXX do aumento do hypervolume). </text:span><office:annotation office:name="__Annotation__331_29603547"><dc:creator>Bianca Rius</dc:creator><dc:date>2019-07-11T10:50:23</dc:date><loext:sender-initials>BR</loext:sender-initials><text:p><text:span text:style-name="T37">Increase in functional richness may be importante for future changes since it increases the variety of responses</text:span></text:p></office:annotation><text:span text:style-name="T19">This is contrary to the hypothesis that a more severe environment would decrease functional richness by selecting for a narrow range of strategie</text:span><text:bookmark text:name="__UnoMark__5575_3125001211"/><text:span text:style-name="T19">s</text:span><text:bookmark text:name="__UnoMark__5572_3125001211"/><text:bookmark text:name="__UnoMark__5554_3125001211"/><text:span text:style-name="T19"> </text:span><text:bookmark-start text:name="__UnoMark__8891_1941333831"/><text:bookmark-start text:name="__UnoMark__8896_1941333831"/><text:bookmark-start text:name="__UnoMark__8898_1941333831"/><text:bookmark-start text:name="__UnoMark__8911_1941333831"/><text:span text:style-name="T19">(CORNWELL et al., 2006; FUNK et al., 2017; PERRONNE; GABA, 2017)</text:span><text:bookmark-end text:name="__UnoMark__8891_1941333831"/><text:bookmark-end text:name="__UnoMark__8896_1941333831"/><text:bookmark-end text:name="__UnoMark__8898_1941333831"/><text:bookmark-end text:name="__UnoMark__8911_1941333831"/><text:span text:style-name="T19">⁠. However the above cited compensatory dynamics is a possible explanation for the increase in the functional space occupation.</text:span><office:annotation-end office:name="__Annotation__331_29603547"/><text:span text:style-name="T19"> <text:s/></text:span><text:span text:style-name="T19"><office:annotation><dc:creator>Bianca Rius</dc:creator><dc:date>2019-04-24T14:57:48</dc:date><loext:sender-initials>BR</loext:sender-initials><text:p><text:span text:style-name="T38">Como o aumento da diversidade pode ajudar na estabilização a mudanças no ambiente (Gonzalez e Loreau 2009)</text:span></text:p></office:annotation></text:span></text:p>
      <text:p text:style-name="P1"><text:span text:style-name="T19"><text:tab/>The evennes (i.e. the abundance regularity in the frequency distribution of the trait values in a trait space) has also showed an increase for all the six functional traits (Table XXX and Figure XXX) what means that the reduced precipitation made that the distribution of trait values in the trait space became more regular, another indication of the dominance decrease. Evenness is also an evidence of the effectivenness in using the functional niche space, it means that low functional evenness indicates that some parts of the functional niche space, although occupied, is under-utilised </text:span><text:bookmark-start text:name="__UnoMark__8901_1941333831"/><text:span text:style-name="T19">(DE LA RIVA et al., 2017; MASON et al., 2005)</text:span><text:bookmark-end text:name="__UnoMark__8901_1941333831"/><text:span text:style-name="T19">⁠. Then, our results indicates that a change in the environment can force the community to better occupy the functional niche space. However, a clear ecological role of evennes on the ecosystem functioning is still missing, and future studies could focus on understanding it. <text:s/></text:span></text:p>
      <text:p text:style-name="P1"><text:soft-page-break/><text:span text:style-name="T19"><text:tab/>The divergence (i.e. the degree to which the frequency of trait values occurs at the extremities of the functional space) has increased for all the traits except for leaf and wood tissues residence time, which showed a decrease in this variable although in a low degree (5.0 and 4.7% decrease for leaf and woody tissues carbon residence time, respectively; Table XXX and Figure XX)).The increase in divergence means that, regarding to a specific trait, the values distribution is no longer concentrated in only one extremity of the functional space, but other trait values that were not that important before becomes significant for the community and for the ecosystem functioning with the environmental change. Divergence is also a manner to understand if the frequency distribution of trait values in the functional niche space maximises the total community variation in functional characters </text:span><text:bookmark-start text:name="__UnoMark__8905_1941333831"/><text:span text:style-name="T19">(MASON et al., 2005)</text:span><text:bookmark-end text:name="__UnoMark__8905_1941333831"/><text:span text:style-name="T19">⁠. In that sense, high divergence could be a result of different, or even contrasting, strategies being able to deal with stress </text:span><text:bookmark-start text:name="__UnoMark__8910_1941333831"/><text:bookmark-start text:name="__UnoMark__8753_1941333831"/><text:bookmark-start text:name="__UnoMark__8909_1941333831"/><text:span text:style-name="T19">(FUNK et al., 2017)</text:span><text:bookmark-end text:name="__UnoMark__8910_1941333831"/><text:bookmark-end text:name="__UnoMark__8753_1941333831"/><text:bookmark-end text:name="__UnoMark__8909_1941333831"/><text:span text:style-name="T19">⁠. </text:span><office:annotation office:name="__Annotation__357_29603547"><dc:creator>Bianca Rius</dc:creator><dc:date>2019-07-11T15:03:13</dc:date><loext:sender-initials>BR</loext:sender-initials><text:p><text:span text:style-name="T37">Necessita revisão</text:span></text:p></office:annotation><text:span text:style-name="T22">It agree with our results in which the reduced precipitation as a stress resulted in ….. The divergence decrease observed for the carbon residence time <text:s/>on leaves and woody tissues may be explained by the accounted trade-offs and by the model functioning. We observed a decrease on carbon allocation for these two plant compartments, so in order to maintain a biomass values these two traits needed to keep their values high or do not change the frequency around the values before the disturbance.</text:span><office:annotation-end office:name="__Annotation__357_29603547"/></text:p>
      <text:p text:style-name="P1"><text:tab/><text:span text:style-name="T19">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3_2387263433"/><text:bookmark-start text:name="__UnoMark__4794_2387263433"/><text:span text:style-name="T19">(FAUSET et al., 2012)</text:span><text:bookmark-end text:name="__UnoMark__4793_2387263433"/><text:bookmark-end text:name="__UnoMark__4794_2387263433"/><text:span text:style-name="T19">⁠.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p text:style-name="P1"><text:tab/>Despite the interesting and innovative results found in this study some considerations need to be done. First, the model was run two times with different climate conditions what prevented us to see how the community changes happen ao longo do tempo e consequentemente pode ter nos impedido de ver mudanças mais ustis na comunidade analisada, this is because the fact that the version of CAETÊ <text:soft-page-break/>used here is stationary (see section XXX). Second, in order to analyse the different functional diversity facets, structure and composition, we have considered the whole Amazon basin as a unique community; however Amazon presents a high ecosystem heterogeneity caused by many abiotcs factors such as edaphics, altitude, <text:s/>dry season lenght e temperature that impacts the dynamics of the communities depending on the region <text:bookmark-start text:name="__UnoMark__4749_2387263433"/><text:bookmark-start text:name="__UnoMark__4779_2387263433"/><text:bookmark-start text:name="__UnoMark__4784_2387263433"/><text:bookmark-start text:name="__UnoMark__4786_2387263433"/><text:span text:style-name="T24">(LEVINE et al., 2016)</text:span><text:bookmark-end text:name="__UnoMark__4749_2387263433"/><text:bookmark-end text:name="__UnoMark__4779_2387263433"/><text:bookmark-end text:name="__UnoMark__4784_2387263433"/><text:bookmark-end text:name="__UnoMark__4786_2387263433"/>⁠. The lack of regionality distinction may have led to an overestimation of the functional diversity, especially regarding to the diversity of trait values. Further studies should, in that sense, consider the different regions of Amazon in order <text:s/>to understand <text:s/>if different regions respond differently to changes in environmental conditions and how the different responses affects Amazon basin as a whole. Another <text:span text:style-name="T33">problem that may have impacted our results is the fact that we use the CWM approach to determine the trait value that will represent certain grid-cell. This type of integration end up desconsidering the diversity present within the grid-cell. One manner to overcome this problem would be to use the scale aggregation approach proposed by Carmona et al. (2016) that is able to sum the different traits distribution as the scale increases. Lastly, other traits more directly linked to the response to drought such as hydraulic traits (QUAIS?) </text:span></text:p>
      <text:p text:style-name="P8"><text:span text:style-name="Ref._20_de_20_comentário"/></text:p>
      <text:p text:style-name="P13"/>
      <text:list xml:id="list3001852885" text:style-name="WWNum2">
        <text:list-item>
          <text:p text:style-name="P19">Talvez se tivéssemos usado hydraulic traits a mudança na diversidade funcional não seria tão brusca?</text:p>
        </text:list-item>
        <text:list-item>
          <text:p text:style-name="P20"><text:span text:style-name="Ref._20_de_20_comentário"><text:span text:style-name="T32">Talvez considerar traits hidráulicos seja de suma importância nesse sentido já que <text:s/>temperaturas altas e secas mais prolongadas afetam fortemente árvores de grande porte por falha hidráulica </text:span></text:span><text:bookmark-start text:name="__UnoMark__4789_2387263433"/><text:span text:style-name="Ref._20_de_20_comentário"><text:span text:style-name="T32">(PHILLIPS et al., 2010; ROWLAND et al., 2015)</text:span></text:span><text:bookmark-end text:name="__UnoMark__4789_2387263433"/><text:span text:style-name="Ref._20_de_20_comentário"><text:span text:style-name="T32">⁠, que poderia abrir “caminho para novas estratégias emergirem e levar a mudança na composição comprometend o estoque de carbono.</text:span></text:span></text:p>
        </text:list-item>
      </text:list>
      <text:p text:style-name="P14"><text:span text:style-name="Ref._20_de_20_comentário"><text:span text:style-name="T32"><text:s/></text:span></text:span><text:span text:style-name="T34"><text:s/>In further studies may be necessary to implement traits and trade-offs lineked to woody tissues (such as wood density and XXXXX traits de madeira relacionado ao stress hídrico) in order to <text:s/>capture more advantagens to woody investment (resistencia ao vento??) and turn the distribution more equilibrated. </text:span></text:p>
      <text:p text:style-name="P11">⁠</text:p>
      <text:p text:style-name="P10"><text:span text:style-name="Ref._20_de_20_comentário"><text:span text:style-name="T32"><text:tab/><text:tab/></text:span></text:span></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times new roman" svg:font-family="'times new roman'" style:font-family-generic="roman" style:font-pitch="variable"/>
    <style:font-face style:name="AdvP7B6C" svg:font-family="AdvP7B6C, '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74" style:display-name="ListLabel 74"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83" style:display-name="ListLabel 83"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92" style:display-name="ListLabel 92"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weight="bold" style:font-weight-asian="bold"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10" style:display-name="ListLabel 1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19" style:display-name="ListLabel 11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0" style:display-name="ListLabel 12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28" style:display-name="ListLabel 128"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136" style:display-name="ListLabel 136" style:family="text">
      <style:text-properties fo:font-weight="bold" style:font-weight-asian="bold"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46" style:display-name="ListLabel 146"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fo:font-weight="bold" style:font-weight-asian="bold"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fo:font-weight="bold" style:font-weight-asian="bold"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82" style:display-name="ListLabel 182"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fo:font-weight="bold" style:font-size-asian="12pt" style:font-weight-asian="bold" style:font-name-complex="OpenSymbol2" style:font-family-complex="OpenSymbol" style:font-family-generic-complex="system" style:font-pitch-complex="variable"/>
    </style:style>
    <style:style style:name="ListLabel_20_191" style:display-name="ListLabel 191"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Ref._20_de_20_comentário" style:display-name="Ref. de comentário" style:family="text">
      <style:text-properties fo:font-size="8pt" style:font-size-asian="8pt" style:font-size-complex="8pt"/>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09:25:11</meta:creation-date>
    <meta:initial-creator>Bianca Rius</meta:initial-creator>
    <dc:language>en-US</dc:language>
    <dc:creator>Bianca Rius</dc:creator>
    <dc:date>2019-07-17T16:37:04.358094808</dc:date>
    <meta:editing-cycles>32</meta:editing-cycles>
    <meta:editing-duration>PT10H19M24S</meta:editing-duration>
    <meta:generator>LibreOffice/6.0.3.2$Linux_X86_64 LibreOffice_project/00m0$Build-2</meta:generator>
    <meta:document-statistic meta:table-count="0" meta:image-count="0" meta:object-count="0" meta:page-count="8" meta:paragraph-count="34" meta:word-count="3422" meta:character-count="21826" meta:non-whitespace-character-count="18406"/>
    <meta:user-defined meta:name="Mendeley Citation Style_1">http://www.zotero.org/styles/universidade-estadual-paulista-campus-de-dracena-abnt</meta:user-defined>
    <meta:user-defined meta:name="Mendeley Document_1">True</meta:user-defined>
    <meta:user-defined meta:name="Mendeley Unique User Id_1">749d104f-7c44-33fc-be0f-8ae5ad177ee8</meta:user-defined>
  </office:meta>
</office:document-meta>
</file>